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Standard"/>
      <text:p text:style-name="Standard">import java.lang.Math.*;</text:p>
      <text:p text:style-name="Standard">import java.util.*;</text:p>
      <text:p text:style-name="Standard">class Icecream{</text:p>
      <text:p text:style-name="Standard"><text:s text:c="4"/>public void Quantity(int r, int h){</text:p>
      <text:p text:style-name="Standard"><text:s text:c="8"/>double result = Math.PI * (0.33) * h * r * r;</text:p>
      <text:p text:style-name="Standard"><text:s text:c="8"/>System.out.println(String.format("%.2f", result));</text:p>
      <text:p text:style-name="Standard"><text:s text:c="4"/>}</text:p>
      <text:p text:style-name="Standard"><text:s text:c="4"/>public void Quantity(int r){</text:p>
      <text:p text:style-name="Standard"><text:s text:c="7"/>double result = (1.33) * Math.PI * r * r * r;</text:p>
      <text:p text:style-name="Standard"><text:s text:c="8"/>System.out.println(String.format("%.2f", result));</text:p>
      <text:p text:style-name="Standard"><text:s text:c="4"/>}</text:p>
      <text:p text:style-name="Standard"/>
      <text:p text:style-name="Standard">}</text:p>
      <text:p text:style-name="Standard">public class Main</text:p>
      <text:p text:style-name="Standard">{</text:p>
      <text:p text:style-name="Standard"><text:tab/>public static void main(String[] args) {</text:p>
      <text:p text:style-name="Standard"><text:tab/><text:tab/>Scanner sc=new Scanner(System.in);</text:p>
      <text:p text:style-name="Standard"><text:tab/><text:tab/>Icecream ic =new Icecream();</text:p>
      <text:p text:style-name="Standard"><text:soft-page-break/><text:tab/><text:tab/>String s=sc.nextLine();</text:p>
      <text:p text:style-name="Standard"><text:tab/><text:tab/>String s1[]=s.split(" ");</text:p>
      <text:p text:style-name="Standard"><text:tab/><text:tab/>if(s1.length==1) {</text:p>
      <text:p text:style-name="Standard"><text:tab/><text:tab/> <text:s text:c="3"/>int r = Integer.parseInt(s1[0]);</text:p>
      <text:p text:style-name="Standard"><text:tab/><text:tab/> <text:s text:c="3"/>ic.Quantity(r);</text:p>
      <text:p text:style-name="Standard"><text:tab/><text:tab/>}</text:p>
      <text:p text:style-name="Standard"><text:tab/><text:tab/>else {</text:p>
      <text:p text:style-name="Standard"><text:tab/><text:tab/> <text:s text:c="3"/>int r=Integer.parseInt(s1[0]);</text:p>
      <text:p text:style-name="Standard"><text:tab/><text:tab/> <text:s text:c="3"/>int h=Integer.parseInt(s1[1]);</text:p>
      <text:p text:style-name="Standard"><text:tab/><text:tab/> <text:s text:c="3"/>ic.Quantity(r,h);</text:p>
      <text:p text:style-name="Standard"><text:tab/><text:tab/>}</text:p>
      <text:p text:style-name="Standard"><text:tab/><text:tab/></text:p>
      <text:p text:style-name="Standard"><text:tab/>}</text:p>
      <text:p text:style-name="Standard">}</text:p>
      <text:p text:style-name="Standard"/>
      <text:p text:style-name="Standard">2.</text:p>
      <text:p text:style-name="Standard"/>
      <text:p text:style-name="Standard"/>
      <text:p text:style-name="Standard">import java.util.*;</text:p>
      <text:p text:style-name="Standard">public class Main</text:p>
      <text:p text:style-name="Standard">{</text:p>
      <text:p text:style-name="Standard"><text:soft-page-break/><text:tab/>public static void main(String[] args) {</text:p>
      <text:p text:style-name="Standard"><text:tab/><text:tab/>Scanner sc = new Scanner(System.in);</text:p>
      <text:p text:style-name="Standard"><text:tab/><text:tab/>Hello h= new Hello();</text:p>
      <text:p text:style-name="Standard"><text:tab/><text:tab/>String s = sc.next();</text:p>
      <text:p text:style-name="Standard"><text:tab/><text:tab/>h.display(s);</text:p>
      <text:p text:style-name="Standard"><text:tab/><text:tab/>h.display();</text:p>
      <text:p text:style-name="Standard"><text:tab/>}</text:p>
      <text:p text:style-name="Standard">}</text:p>
      <text:p text:style-name="Standard">class Hello {</text:p>
      <text:p text:style-name="Standard"><text:s text:c="4"/>public void display(){</text:p>
      <text:p text:style-name="Standard"><text:s text:c="8"/>System.out.print("hello");</text:p>
      <text:p text:style-name="Standard"><text:s text:c="4"/>}</text:p>
      <text:p text:style-name="Standard"><text:s text:c="4"/>public void display(String s){</text:p>
      <text:p text:style-name="Standard"><text:s text:c="8"/>System.out.println("Hello "+s);</text:p>
      <text:p text:style-name="Standard"><text:s text:c="4"/>}</text:p>
      <text:p text:style-name="Standard">}</text:p>
      <text:p text:style-name="Standard"/>
      <text:p text:style-name="Standard">3.</text:p>
      <text:p text:style-name="Standard"/>
      <text:p text:style-name="Standard">import java.util.*;</text:p>
      <text:p text:style-name="Standard">class Hello{</text:p>
      <text:p text:style-name="Standard"><text:soft-page-break/><text:s text:c="4"/>public void print(int s){</text:p>
      <text:p text:style-name="Standard"><text:s text:c="8"/>System.out.println(s);</text:p>
      <text:p text:style-name="Standard"><text:s text:c="4"/>}</text:p>
      <text:p text:style-name="Standard"><text:s text:c="4"/>public void print(String sh){</text:p>
      <text:p text:style-name="Standard"><text:s text:c="8"/>System.out.println(sh);</text:p>
      <text:p text:style-name="Standard"><text:s text:c="4"/>}</text:p>
      <text:p text:style-name="Standard"><text:s text:c="4"/>public void print(boolean b){</text:p>
      <text:p text:style-name="Standard"><text:s text:c="8"/>System.out.println(b);</text:p>
      <text:p text:style-name="Standard"><text:s text:c="4"/>}</text:p>
      <text:p text:style-name="Standard">}</text:p>
      <text:p text:style-name="Standard">public class Main</text:p>
      <text:p text:style-name="Standard">{</text:p>
      <text:p text:style-name="Standard"><text:tab/>public static void main(String[] args) {</text:p>
      <text:p text:style-name="Standard"><text:tab/><text:tab/>Scanner sc=new Scanner(System.in);</text:p>
      <text:p text:style-name="Standard"><text:tab/><text:tab/>Hello h =new Hello();</text:p>
      <text:p text:style-name="Standard"><text:tab/></text:p>
      <text:p text:style-name="Standard"><text:tab/> <text:s text:c="3"/>h.print(args[0]);</text:p>
      <text:p text:style-name="Standard"><text:tab/> <text:s text:c="3"/>h.print(args[1]);</text:p>
      <text:p text:style-name="Standard"><text:tab/> <text:s text:c="3"/>h.print(args[2]);</text:p>
      <text:p text:style-name="Standard"><text:tab/><text:tab/></text:p>
      <text:p text:style-name="Standard"><text:tab/>}</text:p>
      <text:p text:style-name="Standard"><text:soft-page-break/>}</text:p>
      <text:p text:style-name="Standard"/>
      <text:p text:style-name="Standard">4.</text:p>
      <text:p text:style-name="Standard"/>
      <text:p text:style-name="Standard">import java.util.*;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Animal a1 = new Dog();</text:p>
      <text:p text:style-name="Standard"><text:s text:c="8"/>Animal a2 = new Cat();</text:p>
      <text:p text:style-name="Standard"><text:s text:c="8"/>a1.animal(args[0]);</text:p>
      <text:p text:style-name="Standard"><text:s text:c="8"/>a2.animal(args[1]);</text:p>
      <text:p text:style-name="Standard"><text:s text:c="4"/>}</text:p>
      <text:p text:style-name="Standard">}</text:p>
      <text:p text:style-name="Standard"/>
      <text:p text:style-name="Standard">abstract class Animal {</text:p>
      <text:p text:style-name="Standard"><text:s text:c="4"/>abstract void animal(String s);</text:p>
      <text:p text:style-name="Standard">}</text:p>
      <text:p text:style-name="Standard"/>
      <text:p text:style-name="Standard">class Cat extends Animal {</text:p>
      <text:p text:style-name="Standard"><text:soft-page-break/><text:s text:c="4"/>public void animal(String s) {</text:p>
      <text:p text:style-name="Standard"><text:s text:c="8"/>System.out.println("Cat: " + s);</text:p>
      <text:p text:style-name="Standard"><text:s text:c="4"/>}</text:p>
      <text:p text:style-name="Standard">}</text:p>
      <text:p text:style-name="Standard"/>
      <text:p text:style-name="Standard">class Dog extends Animal {</text:p>
      <text:p text:style-name="Standard"><text:s text:c="4"/>public void animal(String s) {</text:p>
      <text:p text:style-name="Standard"><text:s text:c="8"/>System.out.println("Dog: " + s);</text:p>
      <text:p text:style-name="Standard"><text:s text:c="4"/>}</text:p>
      <text:p text:style-name="Standard">}</text:p>
      <text:p text:style-name="Standard"/>
      <text:p text:style-name="Standard">5.</text:p>
      <text:p text:style-name="Standard"/>
      <text:p text:style-name="Standard">import java.util.*;</text:p>
      <text:p text:style-name="Standard">class Parent {</text:p>
      <text:p text:style-name="Standard"><text:s text:c="4"/>void m1() {</text:p>
      <text:p text:style-name="Standard"><text:s text:c="8"/>System.out.println("From parent m1()");</text:p>
      <text:p text:style-name="Standard"><text:s text:c="4"/>}</text:p>
      <text:p text:style-name="Standard"/>
      <text:p text:style-name="Standard"><text:s text:c="4"/>void m2(int num) {</text:p>
      <text:p text:style-name="Standard"><text:s text:c="8"/>System.out.println(num);</text:p>
      <text:p text:style-name="Standard"><text:soft-page-break/><text:s text:c="4"/>}</text:p>
      <text:p text:style-name="Standard">}</text:p>
      <text:p text:style-name="Standard">class Child extends Parent {</text:p>
      <text:p text:style-name="Standard"><text:s text:c="4"/>void m1() {</text:p>
      <text:p text:style-name="Standard"><text:s text:c="8"/>System.out.println("From child m1()");</text:p>
      <text:p text:style-name="Standard"><text:s text:c="4"/>}</text:p>
      <text:p text:style-name="Standard"><text:s text:c="4"/>void m2(int num) {</text:p>
      <text:p text:style-name="Standard"><text:s text:c="8"/>System.out.println(num);</text:p>
      <text:p text:style-name="Standard"><text:s text:c="4"/>}</text:p>
      <text:p text:style-name="Standard">}</text:p>
      <text:p text:style-name="Standard">public class Main {</text:p>
      <text:p text:style-name="Standard"><text:s text:c="4"/>public static void main(String[] args) {</text:p>
      <text:p text:style-name="Standard"><text:s text:c="8"/>Scanner scanner = new Scanner(System.in);</text:p>
      <text:p text:style-name="Standard"><text:s text:c="8"/>int parentInput = scanner.nextInt();</text:p>
      <text:p text:style-name="Standard"><text:s text:c="8"/>int childInput = scanner.nextInt();</text:p>
      <text:p text:style-name="Standard"><text:s text:c="8"/>Parent parentObj = new Parent();</text:p>
      <text:p text:style-name="Standard"><text:s text:c="8"/>parentObj.m1();</text:p>
      <text:p text:style-name="Standard"><text:s text:c="8"/>parentObj.m2(parentInput);</text:p>
      <text:p text:style-name="Standard"><text:s text:c="8"/>Child childObj = new Child();</text:p>
      <text:p text:style-name="Standard"><text:s text:c="8"/>childObj.m1();</text:p>
      <text:p text:style-name="Standard"><text:s text:c="8"/>childObj.m2(childInput);</text:p>
      <text:p text:style-name="Standard"><text:soft-page-break/><text:s text:c="4"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2" meta:word-count="331" meta:character-count="2739" meta:non-whitespace-character-count="2096"/>
    <meta:generator>LibreOfficeDev/6.0.5.2$Linux_X86_64 LibreOffice_project/</meta:generator>
  </office:meta>
</office:document-meta>
</file>